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peißekarte</text:span></text:p>
      <text:p text:style-name="P1"><text:span text:style-name="T1">Gericht <text:tab/>Preis <text:tab/>Allergene</text:span></text:p>
      <text:p text:style-name="P1"><text:span text:style-name="T1">Pizza <text:tab/>12,99€ <text:tab/>B</text:span></text:p>
      <text:p text:style-name="P1"><text:span text:style-name="T1">Pasta <text:tab/>10,50€ <text:tab/>AC</text:span></text:p>
      <text:p text:style-name="P1"><text:span text:style-name="T1">Kepab <text:tab/>5,99€ <text:tab/>BC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